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095cm" fo:min-width="3.639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095cm" fo:min-width="2.487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77bc65" draw:textarea-horizontal-align="justify" draw:textarea-vertical-align="middle" draw:auto-grow-height="false" fo:min-height="0.648cm" fo:min-width="0.398cm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77bc65" draw:textarea-horizontal-align="justify" draw:textarea-vertical-align="middle" draw:auto-grow-height="false" fo:min-height="1.147cm" fo:min-width="2.70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textarea-horizontal-align="justify" draw:textarea-vertical-align="middle" draw:auto-grow-height="false" fo:min-height="1.147cm" fo:min-width="2.952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77bc65"/>
      <style:paragraph-properties fo:text-align="center"/>
    </style:style>
    <style:style style:name="P5" style:family="paragraph">
      <loext:graphic-properties draw:fill-color="#77bc65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27cm" svg:height="1.27cm" svg:x="3.66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4.191cm" svg:height="1.397cm" svg:x="2.216cm" svg:y="2.624cm">
          <text:p text:style-name="P2"><text:span text:style-name="T1">c</text:span><text:span text:style-name="T1">o</text:span><text:span text:style-name="T1">m</text:span><text:span text:style-name="T1">m</text:span><text:span text:style-name="T1">o</text:span><text:span text:style-name="T1">n </text:span><text:span text:style-name="T1">b</text:span><text:span text:style-name="T1">a</text:span><text:span text:style-name="T1">s</text:span><text:span text:style-name="T1">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4.311cm" svg:y1="4.021cm" svg:x2="4.302cm" svg:y2="5.064cm" draw:start-shape="id1" draw:start-glue-point="2" draw:end-shape="id2" draw:end-glue-point="4" svg:d="M4311 4021l-9 1043" svg:viewBox="0 0 10 1044">
          <text:p/>
        </draw:connector>
        <draw:custom-shape draw:style-name="gr1" draw:text-style-name="P1" xml:id="id5" draw:id="id5" draw:layer="layout" svg:width="1.27cm" svg:height="1.27cm" svg:x="7.968cm" svg:y="5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27cm" svg:height="1.27cm" svg:x="9.869cm" svg:y="5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3.039cm" svg:height="1.397cm" svg:x="8.956cm" svg:y="2.624cm">
          <text:p text:style-name="P2"><text:span text:style-name="T1">m</text:span><text:span text:style-name="T1">a</text:span><text:span text:style-name="T1">s</text:span><text:span text:style-name="T1">t</text:span><text:span text:style-name="T1">e</text:span><text:span text:style-name="T1">r </text:span><text:span text:style-name="T1">ti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475cm" svg:y1="4.021cm" svg:x2="10.504cm" svg:y2="5.066cm" draw:start-shape="id3" draw:start-glue-point="2" draw:end-shape="id4" draw:end-glue-point="4" svg:d="M10475 4021l29 1045" svg:viewBox="0 0 30 1046">
          <text:p/>
        </draw:connector>
        <draw:connector draw:style-name="gr5" draw:text-style-name="P1" draw:layer="layout" svg:x1="9.238cm" svg:y1="5.7cm" svg:x2="9.869cm" svg:y2="5.701cm" draw:start-shape="id5" draw:start-glue-point="10" draw:end-shape="id4" draw:end-glue-point="6" svg:d="M9238 5700h316v1h315" svg:viewBox="0 0 632 2">
          <text:p/>
        </draw:connector>
        <draw:connector draw:style-name="gr5" draw:text-style-name="P1" draw:layer="layout" svg:x1="4.937cm" svg:y1="5.699cm" svg:x2="7.968cm" svg:y2="5.7cm" draw:start-shape="id2" draw:start-glue-point="10" draw:end-shape="id5" draw:end-glue-point="6" svg:d="M4937 5699h1516v1h1515" svg:viewBox="0 0 3032 2">
          <text:p/>
        </draw:connector>
        <draw:custom-shape draw:style-name="gr6" draw:text-style-name="P4" xml:id="id6" draw:id="id6" draw:layer="layout" svg:width="1.27cm" svg:height="1.27cm" svg:x="7.969cm" svg:y="6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7" draw:id="id7" draw:layer="layout" svg:width="1.27cm" svg:height="1.27cm" svg:x="9.87cm" svg:y="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8" draw:id="id8" draw:layer="layout" svg:width="1.27cm" svg:height="1.27cm" svg:x="11.77cm" svg:y="6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9.239cm" svg:y1="7.401cm" svg:x2="9.87cm" svg:y2="7.402cm" draw:start-shape="id6" draw:start-glue-point="10" draw:end-shape="id7" draw:end-glue-point="6" svg:d="M9239 7401h316v1h315" svg:viewBox="0 0 632 2">
          <text:p/>
        </draw:connector>
        <draw:connector draw:style-name="gr5" draw:text-style-name="P1" draw:layer="layout" svg:x1="11.14cm" svg:y1="7.402cm" svg:x2="11.77cm" svg:y2="7.402cm" draw:start-shape="id7" draw:start-glue-point="10" draw:end-shape="id8" draw:end-glue-point="6" svg:d="M11140 7402h630" svg:viewBox="0 0 631 1">
          <text:p/>
        </draw:connector>
        <draw:connector draw:style-name="gr7" draw:text-style-name="P3" draw:layer="layout" draw:type="curve" svg:x1="4.937cm" svg:y1="5.699cm" svg:x2="7.969cm" svg:y2="7.401cm" draw:start-shape="id2" draw:start-glue-point="10" draw:end-shape="id6" draw:end-glue-point="6" svg:d="M4937 5699c2275 0 760 1702 3032 1702" svg:viewBox="0 0 3033 1703">
          <text:p/>
        </draw:connector>
        <draw:custom-shape draw:style-name="gr8" draw:text-style-name="P5" xml:id="id9" draw:id="id9" draw:layer="layout" svg:width="3.203cm" svg:height="1.397cm" svg:x="10.816cm" svg:y="8.966cm">
          <text:p text:style-name="P2"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t</text:span><text:span text:style-name="T1">i</text:span><text:span text:style-name="T1">p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2.417cm" svg:y1="8.966cm" svg:x2="12.405cm" svg:y2="8.037cm" draw:start-shape="id9" draw:start-glue-point="0" draw:end-shape="id8" draw:end-glue-point="8" svg:d="M12417 8966l-12-929" svg:viewBox="0 0 13 930">
          <text:p/>
        </draw:connector>
        <draw:custom-shape draw:style-name="gr1" draw:text-style-name="P1" xml:id="id10" draw:id="id10" draw:layer="layout" svg:width="1.27cm" svg:height="1.27cm" svg:x="15.37cm" svg:y="5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3.04cm" svg:y1="7.402cm" svg:x2="15.37cm" svg:y2="5.702cm" draw:start-shape="id8" draw:start-glue-point="10" draw:end-shape="id10" draw:end-glue-point="6" svg:d="M13040 7402c1749 0 584-1700 2330-1700" svg:viewBox="0 0 2331 1701">
          <text:p/>
        </draw:connector>
        <draw:connector draw:style-name="gr5" draw:text-style-name="P1" draw:layer="layout" svg:x1="11.139cm" svg:y1="5.701cm" svg:x2="15.37cm" svg:y2="5.702cm" draw:start-shape="id4" draw:start-glue-point="10" draw:end-shape="id10" draw:end-glue-point="6" svg:d="M11139 5701h2116v1h2115" svg:viewBox="0 0 4232 2">
          <text:p/>
        </draw:connector>
        <draw:custom-shape draw:style-name="gr9" draw:text-style-name="P2" xml:id="id11" draw:id="id11" draw:layer="layout" svg:width="3.452cm" svg:height="1.397cm" svg:x="14.256cm" svg:y="2.624cm">
          <text:p text:style-name="P2"><text:span text:style-name="T1">n</text:span><text:span text:style-name="T1">e</text:span><text:span text:style-name="T1">w </text:span><text:span text:style-name="T1">m</text:span><text:span text:style-name="T1">er</text:span><text:span text:style-name="T1">g</text:span><text:span text:style-name="T1">e</text:span></text:p>
          <text:p text:style-name="P2"><text:span text:style-name="T1">c</text:span><text:span text:style-name="T1">o</text:span><text:span text:style-name="T1">m</text:span><text:span text:style-name="T1">m</text:span><text:span text:style-name="T1">it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5.982cm" svg:y1="4.021cm" svg:x2="16.005cm" svg:y2="5.067cm" draw:start-shape="id11" draw:start-glue-point="2" draw:end-shape="id10" draw:end-glue-point="4" svg:d="M15982 4021l23 1046" svg:viewBox="0 0 24 104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8T16:49:41.847892903</meta:creation-date>
    <dc:date>2022-10-18T17:06:40.033582419</dc:date>
    <meta:editing-duration>PT6M46S</meta:editing-duration>
    <meta:editing-cycles>5</meta:editing-cycles>
    <meta:generator>LibreOffice/6.4.7.2$Linux_X86_64 LibreOffice_project/40$Build-2</meta:generator>
    <meta:document-statistic meta:object-count="22"/>
  </office:meta>
</office:document-meta>
</file>